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9F4C31B8019ECC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7.018cm, 21.041cm, 12.998cm, 11.0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5.7cm" svg:y="10.001cm">
          <draw:image xlink:href="Pictures/1000000000000780000004389F4C31B8019EC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15:00:23.321015265</dc:date>
    <meta:editing-duration>PT25M17S</meta:editing-duration>
    <meta:editing-cycles>2</meta:editing-cycles>
    <meta:generator>LibreOffice/5.2.3.2$Linux_x86 LibreOffice_project/20m0$Build-2</meta:generator>
    <meta:document-statistic meta:object-count="1"/>
  </office:meta>
</office:document-meta>
</file>